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99cm"/>
    </style:style>
    <style:style style:name="co3" style:family="table-column">
      <style:table-column-properties fo:break-before="auto" style:column-width="7.662cm"/>
    </style:style>
    <style:style style:name="co4" style:family="table-column">
      <style:table-column-properties fo:break-before="auto" style:column-width="7.684cm"/>
    </style:style>
    <style:style style:name="co5" style:family="table-column">
      <style:table-column-properties fo:break-before="auto" style:column-width="1.4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#f6f9d4"/>
    </style:style>
    <style:style style:name="ce3" style:family="table-cell" style:parent-style-name="Default" style:data-style-name="N2">
      <style:text-properties fo:color="#81d41a"/>
    </style:style>
    <style:style style:name="ce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">
      <style:text-properties fo:color="#ff4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01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оборудование</text:p>
          </table:table-cell>
          <table:table-cell table:number-columns-repeated="2"/>
          <table:table-cell table:style-name="ce2" office:value-type="string" calcext:value-type="string">
            <text:p>Не понадобившиеся элементы</text:p>
          </table:table-cell>
          <table:table-cell table:number-columns-repeated="2"/>
          <table:table-cell table:style-name="ce2" office:value-type="string" calcext:value-type="string">
            <text:p>для тестирования и пр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инвертор 3кВт</text:p>
          </table:table-cell>
          <table:table-cell table:style-name="ce4" office:value-type="float" office:value="31773.28" calcext:value-type="float">
            <text:p>31773,28</text:p>
          </table:table-cell>
          <table:table-cell/>
          <table:table-cell office:value-type="string" calcext:value-type="string">
            <text:p>BMS LiFePo4 16S 60А</text:p>
          </table:table-cell>
          <table:table-cell table:style-name="ce4" office:value-type="float" office:value="2119.26" calcext:value-type="float">
            <text:p>2119,26</text:p>
          </table:table-cell>
          <table:table-cell/>
          <table:table-cell table:style-name="ce3" office:value-type="string" calcext:value-type="string">
            <text:p>тестер емкости батарей</text:p>
          </table:table-cell>
          <table:table-cell table:style-name="ce4" office:value-type="float" office:value="282.09" calcext:value-type="float">
            <text:p>282,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контроллер MPPT 50А</text:p>
          </table:table-cell>
          <table:table-cell table:style-name="ce4" office:value-type="float" office:value="8097.24" calcext:value-type="float">
            <text:p>8097,24</text:p>
          </table:table-cell>
          <table:table-cell/>
          <table:table-cell office:value-type="string" calcext:value-type="string">
            <text:p>разъемы MC4 3 в 1</text:p>
          </table:table-cell>
          <table:table-cell table:style-name="ce4" office:value-type="float" office:value="402.58" calcext:value-type="float">
            <text:p>402,58</text:p>
          </table:table-cell>
          <table:table-cell/>
          <table:table-cell office:value-type="string" calcext:value-type="string">
            <text:p>HTRC 240 Duo зарядное устройство</text:p>
          </table:table-cell>
          <table:table-cell table:style-name="ce4" office:value-type="float" office:value="3288.19" calcext:value-type="float">
            <text:p>3288,19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счетчик</text:p>
          </table:table-cell>
          <table:table-cell table:style-name="ce4" office:value-type="float" office:value="542.42" calcext:value-type="float">
            <text:p>542,42</text:p>
          </table:table-cell>
          <table:table-cell/>
          <table:table-cell office:value-type="string" calcext:value-type="string">
            <text:p>BMS LiFePo4 8S separate 2шт</text:p>
          </table:table-cell>
          <table:table-cell table:style-name="ce4" office:value-type="float" office:value="3127.33" calcext:value-type="float">
            <text:p>3127,33</text:p>
          </table:table-cell>
          <table:table-cell/>
          <table:table-cell office:value-type="string" calcext:value-type="string">
            <text:p>ремонт зарядки (примерно)</text:p>
          </table:table-cell>
          <table:table-cell/>
          <table:table-cell office:value-type="float" office:value="3000" calcext:value-type="float">
            <text:p>3000,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переключатель основного/резервного питания</text:p>
          </table:table-cell>
          <table:table-cell table:style-name="ce4" office:value-type="float" office:value="1902.88" calcext:value-type="float">
            <text:p>1902,88</text:p>
          </table:table-cell>
          <table:table-cell/>
          <table:table-cell office:value-type="string" calcext:value-type="string">
            <text:p>светодиодный вольтметр-амперметр</text:p>
          </table:table-cell>
          <table:table-cell table:style-name="ce4" office:value-type="float" office:value="113.28" calcext:value-type="float">
            <text:p>113,28</text:p>
          </table:table-cell>
          <table:table-cell/>
          <table:table-cell office:value-type="string" calcext:value-type="string">
            <text:p>токовые клещи</text:p>
          </table:table-cell>
          <table:table-cell table:style-name="ce4" office:value-type="float" office:value="2466.28" calcext:value-type="float">
            <text:p>2466,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Провода 10 и 6(примерно)</text:p>
          </table:table-cell>
          <table:table-cell table:formula="of:=80*40+60*15" office:value-type="float" office:value="4100" calcext:value-type="float">
            <text:p>4100,00</text:p>
          </table:table-cell>
          <table:table-cell/>
          <table:table-cell office:value-type="string" calcext:value-type="string">
            <text:p>наконечники для кабелей</text:p>
          </table:table-cell>
          <table:table-cell table:style-name="ce4" office:value-type="float" office:value="119.91" calcext:value-type="float">
            <text:p>119,91</text:p>
          </table:table-cell>
          <table:table-cell/>
          <table:table-cell table:style-name="ce3" office:value-type="string" calcext:value-type="string">
            <text:p>крокодильчики</text:p>
          </table:table-cell>
          <table:table-cell table:style-name="ce4" office:value-type="float" office:value="67.7" calcext:value-type="float">
            <text:p>67,7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Короба (от балды)</text:p>
          </table:table-cell>
          <table:table-cell office:value-type="float" office:value="2500" calcext:value-type="float">
            <text:p>2500,00</text:p>
          </table:table-cell>
          <table:table-cell/>
          <table:table-cell table:style-name="ce5" office:value-type="string" calcext:value-type="string">
            <text:p>поддельный контроллер </text:p>
          </table:table-cell>
          <table:table-cell table:style-name="ce4" office:value-type="float" office:value="2961.14" calcext:value-type="float">
            <text:p>2961,14</text:p>
          </table:table-cell>
          <table:table-cell/>
          <table:table-cell office:value-type="string" calcext:value-type="string">
            <text:p>губки для чистки паяльника</text:p>
          </table:table-cell>
          <table:table-cell table:style-name="ce4" office:value-type="float" office:value="68.08" calcext:value-type="float">
            <text:p>68,0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ящик для переключателя (примерно)</text:p>
          </table:table-cell>
          <table:table-cell office:value-type="float" office:value="1100" calcext:value-type="float">
            <text:p>1100,00</text:p>
          </table:table-cell>
          <table:table-cell/>
          <table:table-cell table:style-name="ce5" office:value-type="string" calcext:value-type="string">
            <text:p>предохранитель на 250А и держатель (примерно)</text:p>
          </table:table-cell>
          <table:table-cell office:value-type="float" office:value="1000" calcext:value-type="float">
            <text:p>1000,00</text:p>
          </table:table-cell>
          <table:table-cell/>
          <table:table-cell office:value-type="string" calcext:value-type="string">
            <text:p>флюс и кислота</text:p>
          </table:table-cell>
          <table:table-cell office:value-type="float" office:value="100" calcext:value-type="float">
            <text:p>100,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Контактор 150А</text:p>
          </table:table-cell>
          <table:table-cell table:style-name="ce4" office:value-type="float" office:value="936.49" calcext:value-type="float">
            <text:p>936,49</text:p>
          </table:table-cell>
          <table:table-cell/>
          <table:table-cell table:style-name="ce5" office:value-type="string" calcext:value-type="string">
            <text:p>флюсовая ручка для пайки</text:p>
          </table:table-cell>
          <table:table-cell table:style-name="ce4" office:value-type="float" office:value="120.55" calcext:value-type="float">
            <text:p>120,55</text:p>
          </table:table-cell>
          <table:table-cell/>
          <table:table-cell office:value-type="string" calcext:value-type="string">
            <text:p>Паяльник с настройкой (примерно)</text:p>
          </table:table-cell>
          <table:table-cell office:value-type="float" office:value="600" calcext:value-type="float">
            <text:p>600,0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5" office:value-type="string" calcext:value-type="string">
            <text:p>Паяльник дешевый (не помню сколько)</text:p>
          </table:table-cell>
          <table:table-cell office:value-type="float" office:value="250" calcext:value-type="float">
            <text:p>250,00</text:p>
          </table:table-cell>
          <table:table-cell/>
          <table:table-cell office:value-type="string" calcext:value-type="string">
            <text:p>холдеры для батарей для тестирования</text:p>
          </table:table-cell>
          <table:table-cell table:style-name="ce4" office:value-type="float" office:value="306" calcext:value-type="float">
            <text:p>306,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диоды MC4 10А 5шт</text:p>
          </table:table-cell>
          <table:table-cell table:style-name="ce4" office:value-type="float" office:value="756.43" calcext:value-type="float">
            <text:p>756,43</text:p>
          </table:table-cell>
          <table:table-cell/>
          <table:table-cell office:value-type="string" calcext:value-type="string">
            <text:p>тестер внутреннего сопротивления</text:p>
          </table:table-cell>
          <table:table-cell table:formula="of:=3007-300" office:value-type="float" office:value="2707" calcext:value-type="float">
            <text:p>2707,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кабель USB-RS485 для инвертора</text:p>
          </table:table-cell>
          <table:table-cell table:style-name="ce6" office:value-type="float" office:value="531.77" calcext:value-type="float">
            <text:p>531,77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плоскогубцы для обжима</text:p>
          </table:table-cell>
          <table:table-cell table:style-name="ce6" office:value-type="float" office:value="2080.5" calcext:value-type="float">
            <text:p>2080,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аккумулятор</text:p>
          </table:table-cell>
          <table:table-cell table:number-columns-repeated="5"/>
          <table:table-cell office:value-type="string" calcext:value-type="string">
            <text:p>оплетка для снятия припоя</text:p>
          </table:table-cell>
          <table:table-cell table:style-name="ce6" office:value-type="float" office:value="112.61" calcext:value-type="float">
            <text:p>112,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холдеры</text:p>
          </table:table-cell>
          <table:table-cell office:value-type="float" office:value="1518.27" calcext:value-type="float">
            <text:p>1518,27</text:p>
          </table:table-cell>
          <table:table-cell table:number-columns-repeated="4"/>
          <table:table-cell table:style-name="ce3" office:value-type="string" calcext:value-type="string">
            <text:p>понижающий модуль напряжения</text:p>
          </table:table-cell>
          <table:table-cell table:style-name="ce6" office:value-type="float" office:value="54.71" calcext:value-type="float">
            <text:p>54,7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Холдеры 2</text:p>
          </table:table-cell>
          <table:table-cell table:style-name="ce4" office:value-type="float" office:value="512.11" calcext:value-type="float">
            <text:p>512,11</text:p>
          </table:table-cell>
          <table:table-cell table:number-columns-repeated="4"/>
          <table:table-cell table:style-name="ce3" office:value-type="string" calcext:value-type="string">
            <text:p>повышающий модуль напряжения</text:p>
          </table:table-cell>
          <table:table-cell table:style-name="ce6" office:value-type="float" office:value="61.08" calcext:value-type="float">
            <text:p>61,0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Элементы 1</text:p>
          </table:table-cell>
          <table:table-cell table:style-name="ce4" office:value-type="float" office:value="9576.46" calcext:value-type="float">
            <text:p>9576,46</text:p>
          </table:table-cell>
          <table:table-cell table:number-columns-repeated="4"/>
          <table:table-cell office:value-type="string" calcext:value-type="string">
            <text:p>провода с разъемами для зарядки и теста</text:p>
          </table:table-cell>
          <table:table-cell table:style-name="ce6" office:value-type="float" office:value="224.58" calcext:value-type="float">
            <text:p>224,5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Элементы 2</text:p>
          </table:table-cell>
          <table:table-cell table:style-name="ce4" office:value-type="float" office:value="7382.24" calcext:value-type="float">
            <text:p>7382,24</text:p>
          </table:table-cell>
          <table:table-cell table:number-columns-repeated="4"/>
          <table:table-cell office:value-type="string" calcext:value-type="string">
            <text:p>термоусадочные трубки</text:p>
          </table:table-cell>
          <table:table-cell table:style-name="ce6" office:value-type="float" office:value="94.69" calcext:value-type="float">
            <text:p>94,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Элементы 3</text:p>
          </table:table-cell>
          <table:table-cell table:style-name="ce4" office:value-type="float" office:value="7304.65" calcext:value-type="float">
            <text:p>7304,6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Элементы 4</text:p>
          </table:table-cell>
          <table:table-cell table:style-name="ce4" office:value-type="float" office:value="4853.98" calcext:value-type="float">
            <text:p>4853,9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Элементы 5</text:p>
          </table:table-cell>
          <table:table-cell table:style-name="ce4" office:value-type="float" office:value="10861.95" calcext:value-type="float">
            <text:p>10861,9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Элементы 6</text:p>
          </table:table-cell>
          <table:table-cell table:style-name="ce4" office:value-type="float" office:value="9796.27" calcext:value-type="float">
            <text:p>9796,2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Элементы 7</text:p>
          </table:table-cell>
          <table:table-cell table:style-name="ce4" office:value-type="float" office:value="677.09" calcext:value-type="float">
            <text:p>677,09</text:p>
          </table:table-cell>
          <table:table-cell/>
          <table:table-cell table:style-name="ce2" office:value-type="string" calcext:value-type="string">
            <text:p>Панели ++</text:p>
          </table:table-cell>
          <table:table-cell table:number-columns-repeated="2"/>
          <table:table-cell table:style-name="ce2" office:value-type="string" calcext:value-type="string">
            <text:p>элементы, которые были в наличии (не входит в стоимость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Элементы 8</text:p>
          </table:table-cell>
          <table:table-cell table:style-name="ce4" office:value-type="float" office:value="5073.05" calcext:value-type="float">
            <text:p>5073,05</text:p>
          </table:table-cell>
          <table:table-cell/>
          <table:table-cell office:value-type="string" calcext:value-type="string">
            <text:p>4 панели</text:p>
          </table:table-cell>
          <table:table-cell table:formula="of:=4400*4" office:value-type="float" office:value="17600" calcext:value-type="float">
            <text:p>17600,00</text:p>
          </table:table-cell>
          <table:table-cell/>
          <table:table-cell office:value-type="string" calcext:value-type="string">
            <text:p>пластины из нержавейки для шкафа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балансиры</text:p>
          </table:table-cell>
          <table:table-cell table:style-name="ce4" office:value-type="float" office:value="4032.03" calcext:value-type="float">
            <text:p>4032,03</text:p>
          </table:table-cell>
          <table:table-cell/>
          <table:table-cell office:value-type="string" calcext:value-type="string">
            <text:p>коннекторы MC4 10 пар</text:p>
          </table:table-cell>
          <table:table-cell table:style-name="ce4" office:value-type="float" office:value="435.87" calcext:value-type="float">
            <text:p>435,87</text:p>
          </table:table-cell>
          <table:table-cell/>
          <table:table-cell office:value-type="string" calcext:value-type="string">
            <text:p>крепеж для сборки в шкафу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MS1</text:p>
          </table:table-cell>
          <table:table-cell table:style-name="ce4" office:value-type="float" office:value="2604.12" calcext:value-type="float">
            <text:p>2604,12</text:p>
          </table:table-cell>
          <table:table-cell/>
          <table:table-cell office:value-type="string" calcext:value-type="string">
            <text:p>коннекторы MC4 2 в 1 5 пар (использована 1)</text:p>
          </table:table-cell>
          <table:table-cell table:style-name="ce4" office:value-type="float" office:value="1051.26" calcext:value-type="float">
            <text:p>1051,26</text:p>
          </table:table-cell>
          <table:table-cell/>
          <table:table-cell office:value-type="string" calcext:value-type="string">
            <text:p>никелевая полоса 0.2 и 0.5 для сборки кассет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MS2</text:p>
          </table:table-cell>
          <table:table-cell table:style-name="ce4" office:value-type="float" office:value="1796" calcext:value-type="float">
            <text:p>1796,00</text:p>
          </table:table-cell>
          <table:table-cell/>
          <table:table-cell office:value-type="string" calcext:value-type="string">
            <text:p>саморезы и гвозди (понадобилось не все)</text:p>
          </table:table-cell>
          <table:table-cell table:style-name="ce4" office:value-type="float" office:value="1516" calcext:value-type="float">
            <text:p>1516,00</text:p>
          </table:table-cell>
          <table:table-cell/>
          <table:table-cell office:value-type="string" calcext:value-type="string">
            <text:p>канифоль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припой пос60 1кг (осталась половина)</text:p>
          </table:table-cell>
          <table:table-cell table:style-name="ce4" office:value-type="float" office:value="1445" calcext:value-type="float">
            <text:p>1445,00</text:p>
          </table:table-cell>
          <table:table-cell/>
          <table:table-cell office:value-type="string" calcext:value-type="string">
            <text:p>Брусок (примерно)</text:p>
          </table:table-cell>
          <table:table-cell table:formula="of:=600*4+250*2" office:value-type="float" office:value="2900" calcext:value-type="float">
            <text:p>2900,00</text:p>
          </table:table-cell>
          <table:table-cell/>
          <table:table-cell office:value-type="string" calcext:value-type="string">
            <text:p>мощные паяльники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соединительные разъемы</text:p>
          </table:table-cell>
          <table:table-cell table:style-name="ce4" office:value-type="float" office:value="2568" calcext:value-type="float">
            <text:p>2568,00</text:p>
          </table:table-cell>
          <table:table-cell table:number-columns-repeated="4"/>
          <table:table-cell office:value-type="string" calcext:value-type="string">
            <text:p>нержавейка для крепления панелей к брускам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шкаф</text:p>
          </table:table-cell>
          <table:table-cell office:value-type="float" office:value="2950" calcext:value-type="float">
            <text:p>2950,00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 calcext:value-type="string">
            <text:p><text:span text:style-name="T1">кронштейны под шкаф (примерно</text:span>)</text:p>
          </table:table-cell>
          <table:table-cell office:value-type="float" office:value="500" calcext:value-type="float">
            <text:p>500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уголок ПВХ под батареи</text:p>
          </table:table-cell>
          <table:table-cell table:style-name="ce4" office:value-type="float" office:value="780" calcext:value-type="float">
            <text:p>780,00</text:p>
          </table:table-cell>
          <table:table-cell/>
          <table:table-cell table:style-name="ce2" office:value-type="string" calcext:value-type="string">
            <text:p>Raspberry — контроллер и переключатель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хомуты</text:p>
          </table:table-cell>
          <table:table-cell table:style-name="ce4" office:value-type="float" office:value="31" calcext:value-type="float">
            <text:p>31,00</text:p>
          </table:table-cell>
          <table:table-cell/>
          <table:table-cell office:value-type="string" calcext:value-type="string">
            <text:p>плата реле</text:p>
          </table:table-cell>
          <table:table-cell table:style-name="ce6" office:value-type="float" office:value="345.15" calcext:value-type="float">
            <text:p>345,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двойной автомат на 125А</text:p>
          </table:table-cell>
          <table:table-cell office:value-type="float" office:value="1300" calcext:value-type="float">
            <text:p>1300,00</text:p>
          </table:table-cell>
          <table:table-cell/>
          <table:table-cell office:value-type="string" calcext:value-type="string">
            <text:p>набор резисторов</text:p>
          </table:table-cell>
          <table:table-cell table:style-name="ce6" office:value-type="float" office:value="205.43" calcext:value-type="float">
            <text:p>205,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нагревательный кабель</text:p>
          </table:table-cell>
          <table:table-cell table:style-name="ce4" office:value-type="float" office:value="102.75" calcext:value-type="float">
            <text:p>102,75</text:p>
          </table:table-cell>
          <table:table-cell/>
          <table:table-cell office:value-type="string" calcext:value-type="string">
            <text:p>соединительные разъемы 100шт</text:p>
          </table:table-cell>
          <table:table-cell table:style-name="ce6" office:value-type="float" office:value="58.99" calcext:value-type="float">
            <text:p>58,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квадратная труба</text:p>
          </table:table-cell>
          <table:table-cell office:value-type="float" office:value="200" calcext:value-type="float">
            <text:p>200,00</text:p>
          </table:table-cell>
          <table:table-cell/>
          <table:table-cell office:value-type="string" calcext:value-type="string">
            <text:p>куча проводков разной длины</text:p>
          </table:table-cell>
          <table:table-cell table:style-name="ce6" office:value-type="float" office:value="283.68" calcext:value-type="float">
            <text:p>283,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Пеноплекс 40мм 2 куска</text:p>
          </table:table-cell>
          <table:table-cell table:formula="of:=140*2" office:value-type="float" office:value="280" calcext:value-type="float">
            <text:p>280,00</text:p>
          </table:table-cell>
          <table:table-cell/>
          <table:table-cell table:style-name="ce5" office:value-type="string" calcext:value-type="string">
            <text:p>microSD 16Gb 5шт</text:p>
          </table:table-cell>
          <table:table-cell table:style-name="ce6" office:value-type="float" office:value="1219.13" calcext:value-type="float">
            <text:p>1219,1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raspberry Pi 3A</text:p>
          </table:table-cell>
          <table:table-cell table:style-name="ce6" office:value-type="float" office:value="2308.14" calcext:value-type="float">
            <text:p>2308,1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вычеты из системы</text:p>
          </table:table-cell>
          <table:table-cell table:number-columns-repeated="2"/>
          <table:table-cell office:value-type="string" calcext:value-type="string">
            <text:p>USB хаб</text:p>
          </table:table-cell>
          <table:table-cell table:style-name="ce6" office:value-type="float" office:value="139.89" calcext:value-type="float">
            <text:p>139,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 аккумуляторов осталось</text:p>
          </table:table-cell>
          <table:table-cell table:formula="of:=29/12*2600" office:value-type="float" office:value="6283.33333333333" calcext:value-type="float">
            <text:p>6283,33</text:p>
          </table:table-cell>
          <table:table-cell/>
          <table:table-cell table:style-name="ce3" office:value-type="string" calcext:value-type="string">
            <text:p>LCD дисплей с адаптером</text:p>
          </table:table-cell>
          <table:table-cell table:style-name="ce6" office:value-type="float" office:value="137.22" calcext:value-type="float">
            <text:p>137,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половина припоя осталась</text:p>
          </table:table-cell>
          <table:table-cell table:formula="of:=1445/2" office:value-type="float" office:value="722.5" calcext:value-type="float">
            <text:p>722,50</text:p>
          </table:table-cell>
          <table:table-cell/>
          <table:table-cell office:value-type="string" calcext:value-type="string">
            <text:p>Проводки 10 см </text:p>
          </table:table-cell>
          <table:table-cell table:style-name="ce6" office:value-type="float" office:value="60.04" calcext:value-type="float">
            <text:p>60,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коннекторы MC4 6 из 10 и 4 из 5 двойных</text:p>
          </table:table-cell>
          <table:table-cell table:formula="of:=6/10*435.87+4/5*1051.26" office:value-type="float" office:value="1102.53" calcext:value-type="float">
            <text:p>1102,53</text:p>
          </table:table-cell>
          <table:table-cell/>
          <table:table-cell office:value-type="string" calcext:value-type="string">
            <text:p>макетная плата</text:p>
          </table:table-cell>
          <table:table-cell table:style-name="ce6" office:value-type="float" office:value="78.33" calcext:value-type="float">
            <text:p>78,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Крепеж — почти все гвозди и часть саморезов</text:p>
          </table:table-cell>
          <table:table-cell table:formula="of:=140+130+180" office:value-type="float" office:value="450" calcext:value-type="float">
            <text:p>450,00</text:p>
          </table:table-cell>
          <table:table-cell/>
          <table:table-cell office:value-type="string" calcext:value-type="string">
            <text:p>кнопки 5шт</text:p>
          </table:table-cell>
          <table:table-cell table:style-name="ce6" office:value-type="float" office:value="109.14" calcext:value-type="float">
            <text:p>109,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LCD дисплей</text:p>
          </table:table-cell>
          <table:table-cell table:style-name="ce6" office:value-type="float" office:value="84.94" calcext:value-type="float">
            <text:p>84,94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всего вычеты</text:p>
          </table:table-cell>
          <table:table-cell table:formula="of:=SUM([.C42:.C45])" office:value-type="float" office:value="8558.36333333333" calcext:value-type="float">
            <text:p>8558,36</text:p>
          </table:table-cell>
          <table:table-cell/>
          <table:table-cell office:value-type="string" calcext:value-type="string">
            <text:p>датчик напряжения для raspberry</text:p>
          </table:table-cell>
          <table:table-cell table:style-name="ce6" office:value-type="float" office:value="60.61" calcext:value-type="float">
            <text:p>60,6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Адаптер RJ45 — Micro USB</text:p>
          </table:table-cell>
          <table:table-cell table:style-name="ce6" office:value-type="float" office:value="114.19" calcext:value-type="float">
            <text:p>114,1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всего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шкаф с аккумуляторами</text:p>
          </table:table-cell>
          <table:table-cell table:formula="of:=SUM([.C17:.C39])" office:value-type="float" office:value="76144.97" calcext:value-type="float">
            <text:p>76144,9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панели и крыша</text:p>
          </table:table-cell>
          <table:table-cell table:formula="of:=SUM([.F26:.F30])" office:value-type="float" office:value="23503.13" calcext:value-type="float">
            <text:p>23503,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оборудование в комнате</text:p>
          </table:table-cell>
          <table:table-cell table:formula="of:=SUM([.C4:.C12])" office:value-type="float" office:value="50952.31" calcext:value-type="float">
            <text:p>50952,3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оборудование для тестирования</text:p>
          </table:table-cell>
          <table:table-cell table:formula="of:=SUM([.I4:.I20])" office:value-type="float" office:value="13045.28" calcext:value-type="float">
            <text:p>13045,2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лишние траты</text:p>
          </table:table-cell>
          <table:table-cell table:formula="of:=SUM([.F4:.F14])" office:value-type="float" office:value="10970.48" calcext:value-type="float">
            <text:p>10970,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spberry контроллер</text:p>
          </table:table-cell>
          <table:table-cell table:formula="of:=SUM([.F35:.F48])" office:value-type="float" office:value="5204.88" calcext:value-type="float">
            <text:p>5204,88</text:p>
          </table:table-cell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всего стоимость системы</text:p>
          </table:table-cell>
          <table:table-cell table:style-name="ce2" table:formula="of:=SUM([.$C$51:.C53]) - [.C47]" office:value-type="float" office:value="142042.046666667" calcext:value-type="float">
            <text:p>142042,05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всего траты</text:p>
          </table:table-cell>
          <table:table-cell table:style-name="ce2" table:formula="of:=SUM([.C51:.C56])" office:value-type="float" office:value="179821.05" calcext:value-type="float">
            <text:p>179821,05</text:p>
          </table:table-cell>
          <table:table-cell table:number-columns-repeated="102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6T17:06:16.626000000</meta:creation-date>
    <dc:date>2020-10-13T00:51:37.899000000</dc:date>
    <meta:editing-duration>P4DT11H47M56S</meta:editing-duration>
    <meta:editing-cycles>6</meta:editing-cycles>
    <meta:generator>LibreOffice/6.4.6.2$Windows_x86 LibreOffice_project/0ce51a4fd21bff07a5c061082cc82c5ed232f115</meta:generator>
    <meta:document-statistic meta:table-count="1" meta:cell-count="195" meta:object-count="0"/>
  </office:meta>
</office:document-meta>
</file>